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6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Commentaire</text:p>
          </table:table-cell>
          <table:table-cell table:style-name="ce3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énom de l’utilisate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m de l’utilisate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mail de l’utilisate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t de passe de l’utilisate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Account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ype de compte (1 : utilisateur, 2 : annonceur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tre de l’anno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6, 2</text:p>
          </table:table-cell>
          <table:table-cell office:value-type="string" calcext:value-type="string">
            <text:p>Prix de l’anno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rface du log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Description du bien mis en lo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ddings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mbre de couchage tot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le où se trouve la lo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ys où se trouve la loca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belEquipmen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m de l’équipemen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Start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ate de début de la lo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End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Date de fin de la loca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belTypeLogemen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ype de logement (Logement entier, chambre privée, chambre partagée)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09:33:08.214692829</meta:creation-date>
    <dc:date>2024-12-17T09:54:25.094780340</dc:date>
    <meta:editing-duration>PT8M9S</meta:editing-duration>
    <meta:editing-cycles>1</meta:editing-cycles>
    <meta:document-statistic meta:table-count="1" meta:cell-count="65" meta:object-count="0"/>
    <meta:generator>LibreOffice/7.3.7.2$Linux_X86_64 LibreOffice_project/30$Build-2</meta:generator>
  </office:meta>
</office:document-meta>
</file>